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paragraph-rsid="000fb26d" style:font-size-asian="14pt" style:font-size-complex="14pt"/>
    </style:style>
    <style:style style:name="P2" style:family="paragraph" style:parent-style-name="Preformatted_20_Text">
      <style:text-properties style:font-name="sans-serif" fo:font-size="10.5pt" officeooo:paragraph-rsid="000fb26d" style:font-size-asian="14pt" style:font-size-complex="14pt"/>
    </style:style>
    <style:style style:name="P3" style:family="paragraph" style:parent-style-name="Preformatted_20_Text">
      <style:text-properties style:font-name="sans-serif" fo:font-size="10.5pt" officeooo:paragraph-rsid="000fb26d" style:font-size-asian="14pt" style:font-size-complex="14pt"/>
    </style:style>
    <style:style style:name="T1" style:family="text">
      <style:text-properties style:font-name="sans-serif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 Лабораторная работа. Работа со структурами и объединениями</text:p>
      <text:p text:style-name="P2">Цель:получить практические навыки работы с такими сложными типами данных в С++,как структуры и объединения.</text:p>
      <text:p text:style-name="P1"/>
      <text:p text:style-name="P1">9 <text:span text:style-name="T1">Дана структура, в которой хранятся сведения о товарах: название товара, название магазина, в котором продается товар, стоимость товара в тенге. Вывести на экран информацию о товаре, название которого введено с клавиатуры. Если таких товаров нет, выдать соответствующее сообщение.</text:span></text:p>
      <text:p text:style-name="P2"/>
      <text:p text:style-name="P2">#include &lt;iostream&gt;</text:p>
      <text:p text:style-name="P2">#include &lt;string&gt;</text:p>
      <text:p text:style-name="P2"/>
      <text:p text:style-name="P2">using namespace std;</text:p>
      <text:p text:style-name="P2"/>
      <text:p text:style-name="P2">struct Item</text:p>
      <text:p text:style-name="P2">{</text:p>
      <text:p text:style-name="P2"><text:s text:c="4"/>char name[32];</text:p>
      <text:p text:style-name="P2"><text:s text:c="4"/>char shop[32];</text:p>
      <text:p text:style-name="P2"><text:s text:c="4"/>float price;</text:p>
      <text:p text:style-name="P2">};</text:p>
      <text:p text:style-name="P2">void printInformation(Item item)</text:p>
      <text:p text:style-name="P2">{</text:p>
      <text:p text:style-name="P2"><text:s text:c="4"/>cout &lt;&lt; "Name: " &lt;&lt; item.name &lt;&lt; "\n";</text:p>
      <text:p text:style-name="P2"><text:s text:c="4"/>cout &lt;&lt; "Shop: " &lt;&lt; item.shop &lt;&lt; "\n";</text:p>
      <text:p text:style-name="P2"><text:s text:c="4"/>cout &lt;&lt; "Price: " &lt;&lt; item.price &lt;&lt; "\n";</text:p>
      <text:p text:style-name="P2">}</text:p>
      <text:p text:style-name="P2">int main(){</text:p>
      <text:p text:style-name="P2"><text:s text:c="4"/>int n = 5;</text:p>
      <text:p text:style-name="P2"><text:s text:c="4"/>struct Item list[5]=</text:p>
      <text:p text:style-name="P2"><text:s text:c="4"/>{</text:p>
      <text:p text:style-name="P2"><text:s text:c="8"/>{ "bread","amazing",399 },</text:p>
      <text:p text:style-name="P2"><text:s text:c="8"/>{ "cheese","amazing",159 },</text:p>
      <text:p text:style-name="P2"><text:s text:c="8"/>{ "milk","steak_house",1599 },</text:p>
      <text:p text:style-name="P2"><text:s text:c="8"/>{ "choco","steak_house",4399 },</text:p>
      <text:p text:style-name="P2"><text:s text:c="8"/>{ "rise","sperrow",99 },</text:p>
      <text:p text:style-name="P2"><text:s text:c="4"/>};</text:p>
      <text:p text:style-name="P2"><text:s text:c="4"/>string slovo;</text:p>
      <text:p text:style-name="P2"><text:s text:c="4"/>cout &lt;&lt; "Vvedite slovo: " &lt;&lt; endl;</text:p>
      <text:p text:style-name="P2"><text:s text:c="4"/>cin &gt;&gt; slovo;</text:p>
      <text:p text:style-name="P2"><text:s text:c="4"/></text:p>
      <text:p text:style-name="P2"><text:s text:c="4"/>for(int i; i&lt;n; i++){</text:p>
      <text:p text:style-name="P2"><text:s text:c="8"/>if(slovo == list[i].name)printInformation(list[i]);</text:p>
      <text:p text:style-name="P2"><text:s text:c="4"/>}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3-03T16:49:00.866021569</dc:date>
    <meta:editing-duration>PT2H29M3S</meta:editing-duration>
    <meta:editing-cycles>7</meta:editing-cycles>
    <meta:document-statistic meta:table-count="0" meta:image-count="0" meta:object-count="0" meta:page-count="1" meta:paragraph-count="37" meta:word-count="156" meta:character-count="1149" meta:non-whitespace-character-count="913"/>
  </office:meta>
</office:document-meta>
</file>